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P33" style:family="paragraph" style:parent-style-name="Standard">
      <style:paragraph-properties fo:text-align="start" style:justify-single-word="false"/>
      <style:text-properties fo:language="pl" fo:country="PL" officeooo:rsid="003cbdc2" officeooo:paragraph-rsid="003cbdc2"/>
    </style:style>
    <style:style style:name="P34" style:family="paragraph" style:parent-style-name="Standard">
      <style:paragraph-properties fo:text-align="start" style:justify-single-word="false"/>
      <style:text-properties fo:language="pl" fo:country="PL" officeooo:rsid="0041705a" officeooo:paragraph-rsid="0041705a"/>
    </style:style>
    <style:style style:name="P35" style:family="paragraph" style:parent-style-name="Standard">
      <style:paragraph-properties fo:text-align="start" style:justify-single-word="false"/>
      <style:text-properties fo:language="pl" fo:country="PL" officeooo:rsid="0041705a" officeooo:paragraph-rsid="00435682"/>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style:style style:name="T15" style:family="text">
      <style:text-properties officeooo:rsid="0041705a"/>
    </style:style>
    <style:style style:name="T16" style:family="text">
      <style:text-properties officeooo:rsid="00435682"/>
    </style:style>
    <style:style style:name="T17" style:family="text">
      <style:text-properties officeooo:rsid="0044df5f"/>
    </style:style>
    <style:style style:name="T18" style:family="text">
      <style:text-properties officeooo:rsid="00455ea2"/>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text:span text:style-name="T14">* Modified</text:span>: <text:date style:data-style-name="N49" text:date-value="2025-03-20T10:40:34.682427369">2025-03-20</text:date>, <text:time style:data-style-name="N61" text:time-value="2025-03-20T10:40:34.682489605">10:22:19</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
      <text:p text:style-name="P10"><text:soft-page-break/>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Umiejętność tworzenia i sprzedawania. […] nawet przeciętna umiejętność sprzedaży gwałtownie zwiększy nasze szanse na sukces. (2023.02.11)</text:p>
      <text:p text:style-name="P21"><text:soft-page-break/>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text:p text:style-name="P30">Nasz mózg został stworzony tak, aby jak najbardziej upraszczać i generalizować. <text:span text:style-name="T15">(2023.04.08)</text:span></text:p>
      <text:p text:style-name="P34">Przemek Gerschmann</text:p>
      <text:p text:style-name="P34"/>
      <text:p text:style-name="P34">Mam złą wiadomość: nie wszyscy będą się zgadzać z Twoimi opiniami i decyzjami. Mam też dobrą: to bez znaczenia. <text:span text:style-name="T16">(2023.04.08)</text:span></text:p>
      <text:p text:style-name="P35">Richard Feynman</text:p>
      <text:p text:style-name="P35"/>
      <text:p text:style-name="P35">Kiedy zmieniają się fakty, ja zmieniam zdanie. A pan co robi? <text:span text:style-name="T17">(2023.04.08)</text:span></text:p>
      <text:p text:style-name="P35">John Maynard Keynes</text:p>
      <text:p text:style-name="P35"/>
      <text:p text:style-name="P35">Zamiast wstrzymywać się z osądem do czasu zakończenia wyczerpujących poszukiwań danych, zmuszam się do sporządzenia wstępnej prognozy na podstawie dostępnych informacji. Następnie systematycznie ją rozbrajam, jeśli znajduje nowe informacje albo jeśli ktoś mnie przekona do swojego zdania. <text:span text:style-name="T17">(2023.04.08)</text:span></text:p>
      <text:p text:style-name="P35">Paul Saffo</text:p>
      <text:p text:style-name="P35"/>
      <text:p text:style-name="P35"><text:span text:style-name="T18">H</text:span>ipoteza jednego dnia <text:span text:style-name="T18">p</text:span>olega na opracowaniu propozycji rozwiązania problemu klienta w ciągu pierwszych 24 godzin od jego zdefiniowania. <text:span text:style-name="T18">(2023.04.08)</text:span></text:p>
      <text:p text:style-name="P35">McKinsey.</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3-20T10:40:34.595962134</dc:date>
    <meta:editing-duration>PT2H23M13S</meta:editing-duration>
    <meta:editing-cycles>60</meta:editing-cycles>
    <meta:generator>LibreOffice/7.3.7.2$Linux_X86_64 LibreOffice_project/30$Build-2</meta:generator>
    <meta:document-statistic meta:table-count="0" meta:image-count="0" meta:object-count="0" meta:page-count="3" meta:paragraph-count="74" meta:word-count="883" meta:character-count="6073" meta:non-whitespace-character-count="5262"/>
  </office:meta>
</office:document-meta>
</file>